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Scripts/python/TestScript.py" manifest:media-type=""/>
  <manifest:file-entry manifest:full-path="Scripts/python/" manifest:media-type="application/binary"/>
  <manifest:file-entry manifest:full-path="Scripts/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3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end" fo:margin-left="0cm"/>
      <style:text-properties fo:color="#ffffff" fo:font-weight="bold" style:font-weight-asian="bold" style:font-weight-complex="bold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Calculate" form:control-implementation="ooo:com.sun.star.form.component.CommandButton" xml:id="control1" form:id="control1" form:label="CalculateButt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TestScript.py$TestFunction?language=Python&amp;location=document" xlink:type="simple"/>
              </office:event-listeners>
            </form:button>
          </form:form>
        </office:forms>
        <table:shapes>
          <draw:control draw:z-index="0" draw:text-style-name="P1" svg:width="3.139cm" svg:height="1.275cm" svg:x="6.783cm" svg:y="0.319cm" draw:control="control1"/>
        </table:shapes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Value 1: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Value 2: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sult:</text:p>
          </table:table-cell>
          <table:table-cell office:value-type="float" office:value="170" calcext:value-type="float">
            <text:p>1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7">00/00/0000</text:date>, <text:time style:data-style-name="N2" text:time-value="14:14:57.1203769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7T11:22:30.269286078</meta:creation-date>
    <dc:date>2020-03-17T14:27:34.221076846</dc:date>
    <meta:editing-duration>PT34M13S</meta:editing-duration>
    <meta:editing-cycles>7</meta:editing-cycles>
    <meta:generator>LibreOffice/6.3.4.2.0$Linux_X86_64 LibreOffice_project/30$Build-2</meta:generator>
    <meta:document-statistic meta:table-count="1" meta:cell-count="6" meta:object-count="1"/>
  </office:meta>
</office:document-meta>
</file>